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桃園市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13528" calcext:value-type="float">
            <text:p>413,528</text:p>
          </table:table-cell>
          <table:table-cell table:style-name="ce3" office:value-type="float" office:value="476441" calcext:value-type="float">
            <text:p>476,441</text:p>
          </table:table-cell>
          <table:table-cell table:style-name="ce3" office:value-type="float" office:value="460823" calcext:value-type="float">
            <text:p>460,823</text:p>
          </table:table-cell>
          <table:table-cell table:style-name="ce3" office:value-type="float" office:value="1350792" calcext:value-type="float">
            <text:p>1,350,792</text:p>
          </table:table-cell>
          <table:table-cell table:style-name="ce3" office:value-type="float" office:value="8897" calcext:value-type="float">
            <text:p>8,897</text:p>
          </table:table-cell>
          <table:table-cell table:style-name="ce3" office:value-type="float" office:value="1359689" calcext:value-type="float">
            <text:p>1,359,6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59730" calcext:value-type="float">
            <text:p>1,359,730</text:p>
          </table:table-cell>
          <table:table-cell table:style-name="ce3" office:value-type="float" office:value="522862" calcext:value-type="float">
            <text:p>522,862</text:p>
          </table:table-cell>
          <table:table-cell table:style-name="ce3" office:value-type="float" office:value="1882592" calcext:value-type="float">
            <text:p>1,882,592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 table:number-columns-repeated="2"/>
          <table:table-cell table:style-name="ce3" office:value-type="float" office:value="29127" calcext:value-type="float">
            <text:p>29,127</text:p>
          </table:table-cell>
          <table:table-cell table:style-name="ce3" office:value-type="float" office:value="38760" calcext:value-type="float">
            <text:p>38,760</text:p>
          </table:table-cell>
          <table:table-cell table:style-name="ce3" office:value-type="float" office:value="29192" calcext:value-type="float">
            <text:p>29,192</text:p>
          </table:table-cell>
          <table:table-cell table:style-name="ce3" office:value-type="float" office:value="97079" calcext:value-type="float">
            <text:p>97,07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7687" calcext:value-type="float">
            <text:p>97,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688" calcext:value-type="float">
            <text:p>97,688</text:p>
          </table:table-cell>
          <table:table-cell table:style-name="ce3" office:value-type="float" office:value="36881" calcext:value-type="float">
            <text:p>36,881</text:p>
          </table:table-cell>
          <table:table-cell table:style-name="ce3" office:value-type="float" office:value="134569" calcext:value-type="float">
            <text:p>134,569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99" calcext:value-type="float">
            <text:p>1,699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48" calcext:value-type="float">
            <text:p>1,648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23" calcext:value-type="float">
            <text:p>1,623</text:p>
          </table:table-cell>
          <table:table-cell table:style-name="ce4" office:value-type="string" calcext:value-type="string">
            <text:p>75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04" calcext:value-type="float">
            <text:p>1,704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96" calcext:value-type="float">
            <text:p>1,796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6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7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723" calcext:value-type="float">
            <text:p>1,723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6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53" calcext:value-type="float">
            <text:p>1,553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68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4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6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62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 table:number-columns-repeated="2"/>
          <table:table-cell table:style-name="ce3" office:value-type="float" office:value="32539" calcext:value-type="float">
            <text:p>32,539</text:p>
          </table:table-cell>
          <table:table-cell table:style-name="ce3" office:value-type="float" office:value="38225" calcext:value-type="float">
            <text:p>38,225</text:p>
          </table:table-cell>
          <table:table-cell table:style-name="ce3" office:value-type="float" office:value="33632" calcext:value-type="float">
            <text:p>33,632</text:p>
          </table:table-cell>
          <table:table-cell table:style-name="ce3" office:value-type="float" office:value="104396" calcext:value-type="float">
            <text:p>104,39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05074" calcext:value-type="float">
            <text:p>105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74" calcext:value-type="float">
            <text:p>105,074</text:p>
          </table:table-cell>
          <table:table-cell table:style-name="ce3" office:value-type="float" office:value="42559" calcext:value-type="float">
            <text:p>42,559</text:p>
          </table:table-cell>
          <table:table-cell table:style-name="ce3" office:value-type="float" office:value="147633" calcext:value-type="float">
            <text:p>147,633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6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6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831" calcext:value-type="float">
            <text:p>1,831</text:p>
          </table:table-cell>
          <table:table-cell table:style-name="ce4" office:value-type="string" calcext:value-type="string">
            <text:p>6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36" calcext:value-type="float">
            <text:p>1,736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99" calcext:value-type="float">
            <text:p>1,699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6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658" calcext:value-type="float">
            <text:p>1,658</text:p>
          </table:table-cell>
          <table:table-cell table:style-name="ce4" office:value-type="string" calcext:value-type="string">
            <text:p>7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6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5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6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6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6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09" calcext:value-type="float">
            <text:p>1,709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55" calcext:value-type="float">
            <text:p>1,755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43" calcext:value-type="float">
            <text:p>1,843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6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585" calcext:value-type="float">
            <text:p>1,585</text:p>
          </table:table-cell>
          <table:table-cell table:style-name="ce4" office:value-type="string" calcext:value-type="string">
            <text:p>2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9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12" calcext:value-type="float">
            <text:p>1,712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58" calcext:value-type="float">
            <text:p>1,858</text:p>
          </table:table-cell>
          <table:table-cell table:style-name="ce4" office:value-type="string" calcext:value-type="string">
            <text:p>7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2" calcext:value-type="float">
            <text:p>482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81" calcext:value-type="float">
            <text:p>1,581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52" calcext:value-type="float">
            <text:p>2,052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70" calcext:value-type="float">
            <text:p>2,070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03" calcext:value-type="float">
            <text:p>1,90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2" table:style-name="ce3" office:value-type="float" office:value="301" calcext:value-type="float">
            <text:p>30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 table:number-columns-repeated="2"/>
          <table:table-cell table:style-name="ce3" office:value-type="float" office:value="81794" calcext:value-type="float">
            <text:p>81,794</text:p>
          </table:table-cell>
          <table:table-cell table:style-name="ce3" office:value-type="float" office:value="100081" calcext:value-type="float">
            <text:p>100,081</text:p>
          </table:table-cell>
          <table:table-cell table:style-name="ce3" office:value-type="float" office:value="91498" calcext:value-type="float">
            <text:p>91,498</text:p>
          </table:table-cell>
          <table:table-cell table:style-name="ce3" office:value-type="float" office:value="273373" calcext:value-type="float">
            <text:p>273,373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274990" calcext:value-type="float">
            <text:p>274,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992" calcext:value-type="float">
            <text:p>274,992</text:p>
          </table:table-cell>
          <table:table-cell table:style-name="ce3" office:value-type="float" office:value="104600" calcext:value-type="float">
            <text:p>104,600</text:p>
          </table:table-cell>
          <table:table-cell table:style-name="ce3" office:value-type="float" office:value="379592" calcext:value-type="float">
            <text:p>379,592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7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7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712" calcext:value-type="float">
            <text:p>1,712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70" calcext:value-type="float">
            <text:p>1,770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7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7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16" calcext:value-type="float">
            <text:p>1,516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6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2" office:value-type="string" calcext:value-type="string">
            <text:p>07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2" office:value-type="string" calcext:value-type="string">
            <text:p>072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2" office:value-type="string" calcext:value-type="string">
            <text:p>07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2" office:value-type="string" calcext:value-type="string">
            <text:p>072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2" office:value-type="string" calcext:value-type="string">
            <text:p>072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2" office:value-type="string" calcext:value-type="string">
            <text:p>072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2" office:value-type="string" calcext:value-type="string">
            <text:p>072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2" office:value-type="string" calcext:value-type="string">
            <text:p>072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2" office:value-type="string" calcext:value-type="string">
            <text:p>07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99" calcext:value-type="float">
            <text:p>1,499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2" office:value-type="string" calcext:value-type="string">
            <text:p>07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2" office:value-type="string" calcext:value-type="string">
            <text:p>073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47" calcext:value-type="float">
            <text:p>1,647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73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7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73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73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73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73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73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string" calcext:value-type="string">
            <text:p>073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55" calcext:value-type="float">
            <text:p>1,655</text:p>
          </table:table-cell>
          <table:table-cell table:style-name="ce4" office:value-type="string" calcext:value-type="string">
            <text:p>7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73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74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74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74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6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74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74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74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2" office:value-type="string" calcext:value-type="string">
            <text:p>074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2" office:value-type="string" calcext:value-type="string">
            <text:p>074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2" office:value-type="string" calcext:value-type="string">
            <text:p>074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2" office:value-type="string" calcext:value-type="string">
            <text:p>074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75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75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75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75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75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75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string" calcext:value-type="string">
            <text:p>075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2" office:value-type="string" calcext:value-type="string">
            <text:p>075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75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75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76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98" calcext:value-type="float">
            <text:p>1,798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2" office:value-type="string" calcext:value-type="string">
            <text:p>076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2" office:value-type="string" calcext:value-type="string">
            <text:p>076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2" office:value-type="string" calcext:value-type="string">
            <text:p>076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76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47" calcext:value-type="float">
            <text:p>1,747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2" office:value-type="string" calcext:value-type="string">
            <text:p>076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2" office:value-type="string" calcext:value-type="string">
            <text:p>076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6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style-name="ce2" office:value-type="string" calcext:value-type="string">
            <text:p>07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76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76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77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77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77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2" office:value-type="string" calcext:value-type="string">
            <text:p>07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77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77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77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81" calcext:value-type="float">
            <text:p>1,581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77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2" office:value-type="string" calcext:value-type="string">
            <text:p>077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2" office:value-type="string" calcext:value-type="string">
            <text:p>077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2" office:value-type="string" calcext:value-type="string">
            <text:p>078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38" calcext:value-type="float">
            <text:p>1,538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78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78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78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78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78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2" office:value-type="string" calcext:value-type="string">
            <text:p>07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2" office:value-type="string" calcext:value-type="string">
            <text:p>078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2" office:value-type="string" calcext:value-type="string">
            <text:p>078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2" office:value-type="string" calcext:value-type="string">
            <text:p>078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68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2" office:value-type="string" calcext:value-type="string">
            <text:p>079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2" office:value-type="string" calcext:value-type="string">
            <text:p>079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2" office:value-type="string" calcext:value-type="string">
            <text:p>079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2" office:value-type="string" calcext:value-type="string">
            <text:p>07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2" office:value-type="string" calcext:value-type="string">
            <text:p>079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795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2" table:style-name="ce3" office:value-type="float" office:value="398" calcext:value-type="float">
            <text:p>39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79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79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2" office:value-type="string" calcext:value-type="string">
            <text:p>07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7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2" office:value-type="string" calcext:value-type="string">
            <text:p>079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2" office:value-type="string" calcext:value-type="string">
            <text:p>08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2" office:value-type="string" calcext:value-type="string">
            <text:p>080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2" office:value-type="string" calcext:value-type="string">
            <text:p>080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2" office:value-type="string" calcext:value-type="string">
            <text:p>080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2" office:value-type="string" calcext:value-type="string">
            <text:p>080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string" calcext:value-type="string">
            <text:p>08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string" calcext:value-type="string">
            <text:p>080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string" calcext:value-type="string">
            <text:p>080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2" office:value-type="string" calcext:value-type="string">
            <text:p>080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2" office:value-type="string" calcext:value-type="string">
            <text:p>080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2" office:value-type="string" calcext:value-type="string">
            <text:p>08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2" office:value-type="string" calcext:value-type="string">
            <text:p>08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2" office:value-type="string" calcext:value-type="string">
            <text:p>081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2" office:value-type="string" calcext:value-type="string">
            <text:p>081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2" office:value-type="string" calcext:value-type="string">
            <text:p>081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2" office:value-type="string" calcext:value-type="string">
            <text:p>081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2" office:value-type="string" calcext:value-type="string">
            <text:p>081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9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string" calcext:value-type="string">
            <text:p>081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string" calcext:value-type="string">
            <text:p>081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string" calcext:value-type="string">
            <text:p>081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string" calcext:value-type="string">
            <text:p>082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2" office:value-type="string" calcext:value-type="string">
            <text:p>082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2" office:value-type="string" calcext:value-type="string">
            <text:p>082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2" office:value-type="string" calcext:value-type="string">
            <text:p>082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82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82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7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82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082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082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082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083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83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83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83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8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2" office:value-type="string" calcext:value-type="string">
            <text:p>083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19" calcext:value-type="float">
            <text:p>1,619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2" office:value-type="string" calcext:value-type="string">
            <text:p>083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2" office:value-type="string" calcext:value-type="string">
            <text:p>083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2" office:value-type="string" calcext:value-type="string">
            <text:p>083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2" office:value-type="string" calcext:value-type="string">
            <text:p>083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2" office:value-type="string" calcext:value-type="string">
            <text:p>084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2" office:value-type="string" calcext:value-type="string">
            <text:p>084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84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84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3720" calcext:value-type="float">
            <text:p>3,720</text:p>
          </table:table-cell>
          <table:table-cell table:style-name="ce4" office:value-type="string" calcext:value-type="string">
            <text:p>25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84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84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84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49" calcext:value-type="float">
            <text:p>1,549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2" office:value-type="string" calcext:value-type="string">
            <text:p>084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267" calcext:value-type="float">
            <text:p>2,267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2" office:value-type="string" calcext:value-type="string">
            <text:p>084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2" office:value-type="string" calcext:value-type="string">
            <text:p>084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2" office:value-type="string" calcext:value-type="string">
            <text:p>085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2" office:value-type="string" calcext:value-type="string">
            <text:p>085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6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2" office:value-type="string" calcext:value-type="string">
            <text:p>085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2" office:value-type="string" calcext:value-type="string">
            <text:p>085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2" office:value-type="string" calcext:value-type="string">
            <text:p>085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2" office:value-type="string" calcext:value-type="string">
            <text:p>085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85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85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85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5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72" calcext:value-type="float">
            <text:p>1,672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6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99" calcext:value-type="float">
            <text:p>1,699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6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22" calcext:value-type="float">
            <text:p>1,622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6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2" office:value-type="string" calcext:value-type="string">
            <text:p>086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2" office:value-type="string" calcext:value-type="string">
            <text:p>08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51" calcext:value-type="float">
            <text:p>1,551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2" office:value-type="string" calcext:value-type="string">
            <text:p>086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518" calcext:value-type="float">
            <text:p>1,518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2" office:value-type="string" calcext:value-type="string">
            <text:p>086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2" office:value-type="string" calcext:value-type="string">
            <text:p>086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86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87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87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87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87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2" office:value-type="string" calcext:value-type="string">
            <text:p>087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2" office:value-type="string" calcext:value-type="string">
            <text:p>087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2" office:value-type="string" calcext:value-type="string">
            <text:p>087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87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8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2" office:value-type="string" calcext:value-type="string">
            <text:p>087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808" calcext:value-type="float">
            <text:p>1,808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2" office:value-type="string" calcext:value-type="string">
            <text:p>088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2" office:value-type="string" calcext:value-type="string">
            <text:p>08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88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40" calcext:value-type="float">
            <text:p>1,640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88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2" office:value-type="string" calcext:value-type="string">
            <text:p>088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2" office:value-type="string" calcext:value-type="string">
            <text:p>088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2" office:value-type="string" calcext:value-type="string">
            <text:p>088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2" office:value-type="string" calcext:value-type="string">
            <text:p>088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2" office:value-type="string" calcext:value-type="string">
            <text:p>088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2" office:value-type="string" calcext:value-type="string">
            <text:p>08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2" office:value-type="string" calcext:value-type="string">
            <text:p>089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2" office:value-type="string" calcext:value-type="string">
            <text:p>089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2" office:value-type="string" calcext:value-type="string">
            <text:p>089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89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56" calcext:value-type="float">
            <text:p>1,956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89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string" calcext:value-type="string">
            <text:p>089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89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8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89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89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0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0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2" office:value-type="string" calcext:value-type="string">
            <text:p>090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26" calcext:value-type="float">
            <text:p>1,726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2" office:value-type="string" calcext:value-type="string">
            <text:p>09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2" office:value-type="string" calcext:value-type="string">
            <text:p>090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2" office:value-type="string" calcext:value-type="string">
            <text:p>09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83" calcext:value-type="float">
            <text:p>1,583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string" calcext:value-type="string">
            <text:p>090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string" calcext:value-type="string">
            <text:p>090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string" calcext:value-type="string">
            <text:p>090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2" office:value-type="string" calcext:value-type="string">
            <text:p>090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6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2" office:value-type="string" calcext:value-type="string">
            <text:p>091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2" office:value-type="string" calcext:value-type="string">
            <text:p>091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2" office:value-type="string" calcext:value-type="string">
            <text:p>091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2" office:value-type="string" calcext:value-type="string">
            <text:p>091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2" office:value-type="string" calcext:value-type="string">
            <text:p>09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2" office:value-type="string" calcext:value-type="string">
            <text:p>091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01" calcext:value-type="float">
            <text:p>1,801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2" office:value-type="string" calcext:value-type="string">
            <text:p>091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2" office:value-type="string" calcext:value-type="string">
            <text:p>091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2" office:value-type="string" calcext:value-type="string">
            <text:p>09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2" office:value-type="string" calcext:value-type="string">
            <text:p>091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2" office:value-type="string" calcext:value-type="string">
            <text:p>09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2" office:value-type="string" calcext:value-type="string">
            <text:p>092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2" office:value-type="string" calcext:value-type="string">
            <text:p>092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2" office:value-type="string" calcext:value-type="string">
            <text:p>09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2" office:value-type="string" calcext:value-type="string">
            <text:p>092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9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9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92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92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92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9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93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9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93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 table:number-columns-repeated="2"/>
          <table:table-cell table:style-name="ce3" office:value-type="float" office:value="15155" calcext:value-type="float">
            <text:p>15,155</text:p>
          </table:table-cell>
          <table:table-cell table:style-name="ce3" office:value-type="float" office:value="20051" calcext:value-type="float">
            <text:p>20,051</text:p>
          </table:table-cell>
          <table:table-cell table:style-name="ce3" office:value-type="float" office:value="14180" calcext:value-type="float">
            <text:p>14,180</text:p>
          </table:table-cell>
          <table:table-cell table:style-name="ce3" office:value-type="float" office:value="49386" calcext:value-type="float">
            <text:p>49,38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9733" calcext:value-type="float">
            <text:p>49,7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34" calcext:value-type="float">
            <text:p>49,734</text:p>
          </table:table-cell>
          <table:table-cell table:style-name="ce3" office:value-type="float" office:value="20720" calcext:value-type="float">
            <text:p>20,720</text:p>
          </table:table-cell>
          <table:table-cell table:style-name="ce3" office:value-type="float" office:value="70454" calcext:value-type="float">
            <text:p>70,454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5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581" calcext:value-type="float">
            <text:p>1,581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6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6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7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6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6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6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302</text:p>
          </table:table-cell>
          <table:table-cell table:number-columns-repeated="2" table:style-name="ce3" office:value-type="float" office:value="409" calcext:value-type="float">
            <text:p>40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 table:number-columns-repeated="2"/>
          <table:table-cell table:style-name="ce3" office:value-type="float" office:value="13255" calcext:value-type="float">
            <text:p>13,255</text:p>
          </table:table-cell>
          <table:table-cell table:style-name="ce3" office:value-type="float" office:value="17321" calcext:value-type="float">
            <text:p>17,321</text:p>
          </table:table-cell>
          <table:table-cell table:style-name="ce3" office:value-type="float" office:value="11484" calcext:value-type="float">
            <text:p>11,484</text:p>
          </table:table-cell>
          <table:table-cell table:style-name="ce3" office:value-type="float" office:value="42060" calcext:value-type="float">
            <text:p>42,0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2377" calcext:value-type="float">
            <text:p>42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77" calcext:value-type="float">
            <text:p>42,377</text:p>
          </table:table-cell>
          <table:table-cell table:style-name="ce3" office:value-type="float" office:value="18703" calcext:value-type="float">
            <text:p>18,703</text:p>
          </table:table-cell>
          <table:table-cell table:style-name="ce3" office:value-type="float" office:value="61080" calcext:value-type="float">
            <text:p>61,080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5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6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553" calcext:value-type="float">
            <text:p>1,553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6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6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6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6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5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349</text:p>
          </table:table-cell>
          <table:table-cell table:number-columns-repeated="2" table:style-name="ce3" office:value-type="float" office:value="270" calcext:value-type="float">
            <text:p>27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5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4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 table:number-columns-repeated="2"/>
          <table:table-cell table:style-name="ce3" office:value-type="float" office:value="8519" calcext:value-type="float">
            <text:p>8,519</text:p>
          </table:table-cell>
          <table:table-cell table:style-name="ce3" office:value-type="float" office:value="12268" calcext:value-type="float">
            <text:p>12,268</text:p>
          </table:table-cell>
          <table:table-cell table:style-name="ce3" office:value-type="float" office:value="9356" calcext:value-type="float">
            <text:p>9,356</text:p>
          </table:table-cell>
          <table:table-cell table:style-name="ce3" office:value-type="float" office:value="30143" calcext:value-type="float">
            <text:p>30,14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0382" calcext:value-type="float">
            <text:p>30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82" calcext:value-type="float">
            <text:p>30,382</text:p>
          </table:table-cell>
          <table:table-cell table:style-name="ce3" office:value-type="float" office:value="11201" calcext:value-type="float">
            <text:p>11,201</text:p>
          </table:table-cell>
          <table:table-cell table:style-name="ce3" office:value-type="float" office:value="41583" calcext:value-type="float">
            <text:p>41,583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6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 table:number-columns-repeated="2"/>
          <table:table-cell table:style-name="ce3" office:value-type="float" office:value="34096" calcext:value-type="float">
            <text:p>34,096</text:p>
          </table:table-cell>
          <table:table-cell table:style-name="ce3" office:value-type="float" office:value="32752" calcext:value-type="float">
            <text:p>32,752</text:p>
          </table:table-cell>
          <table:table-cell table:style-name="ce3" office:value-type="float" office:value="36966" calcext:value-type="float">
            <text:p>36,966</text:p>
          </table:table-cell>
          <table:table-cell table:style-name="ce3" office:value-type="float" office:value="103814" calcext:value-type="float">
            <text:p>103,8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4489" calcext:value-type="float">
            <text:p>104,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490" calcext:value-type="float">
            <text:p>104,490</text:p>
          </table:table-cell>
          <table:table-cell table:style-name="ce3" office:value-type="float" office:value="41161" calcext:value-type="float">
            <text:p>41,161</text:p>
          </table:table-cell>
          <table:table-cell table:style-name="ce3" office:value-type="float" office:value="145651" calcext:value-type="float">
            <text:p>145,651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462" calcext:value-type="float">
            <text:p>462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51" calcext:value-type="float">
            <text:p>1,551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6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877" calcext:value-type="float">
            <text:p>1,877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742" calcext:value-type="float">
            <text:p>1,742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773" calcext:value-type="float">
            <text:p>1,773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601" calcext:value-type="float">
            <text:p>1,601</text:p>
          </table:table-cell>
          <table:table-cell table:style-name="ce4" office:value-type="string" calcext:value-type="string">
            <text:p>7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22" calcext:value-type="float">
            <text:p>1,622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5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4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84" calcext:value-type="float">
            <text:p>1,784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50" calcext:value-type="float">
            <text:p>1,550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336" calcext:value-type="float">
            <text:p>336</text:p>
          </table:table-cell>
          <table:table-cell table:number-columns-repeated="2" table:style-name="ce3" office:value-type="float" office:value="338" calcext:value-type="float">
            <text:p>338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6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6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6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6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05" calcext:value-type="float">
            <text:p>1,705</text:p>
          </table:table-cell>
          <table:table-cell table:style-name="ce4" office:value-type="string" calcext:value-type="string">
            <text:p>6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6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806" calcext:value-type="float">
            <text:p>1,806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7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05" calcext:value-type="float">
            <text:p>1,705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99" calcext:value-type="float">
            <text:p>1,699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68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 table:number-columns-repeated="2"/>
          <table:table-cell table:style-name="ce3" office:value-type="float" office:value="78755" calcext:value-type="float">
            <text:p>78,755</text:p>
          </table:table-cell>
          <table:table-cell table:style-name="ce3" office:value-type="float" office:value="82932" calcext:value-type="float">
            <text:p>82,932</text:p>
          </table:table-cell>
          <table:table-cell table:style-name="ce3" office:value-type="float" office:value="92934" calcext:value-type="float">
            <text:p>92,934</text:p>
          </table:table-cell>
          <table:table-cell table:style-name="ce3" office:value-type="float" office:value="254621" calcext:value-type="float">
            <text:p>254,621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256227" calcext:value-type="float">
            <text:p>256,2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6255" calcext:value-type="float">
            <text:p>256,255</text:p>
          </table:table-cell>
          <table:table-cell table:style-name="ce3" office:value-type="float" office:value="93399" calcext:value-type="float">
            <text:p>93,399</text:p>
          </table:table-cell>
          <table:table-cell table:style-name="ce3" office:value-type="float" office:value="349654" calcext:value-type="float">
            <text:p>349,654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6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9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9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2" office:value-type="string" calcext:value-type="string">
            <text:p>049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2" office:value-type="string" calcext:value-type="string">
            <text:p>049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2" office:value-type="string" calcext:value-type="string">
            <text:p>049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2" office:value-type="string" calcext:value-type="string">
            <text:p>049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2" office:value-type="string" calcext:value-type="string">
            <text:p>050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2" office:value-type="string" calcext:value-type="string">
            <text:p>050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2" office:value-type="string" calcext:value-type="string">
            <text:p>050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2" office:value-type="string" calcext:value-type="string">
            <text:p>050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2" office:value-type="string" calcext:value-type="string">
            <text:p>050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2" office:value-type="string" calcext:value-type="string">
            <text:p>050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52" calcext:value-type="float">
            <text:p>1,552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50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50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50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7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5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5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2" office:value-type="string" calcext:value-type="string">
            <text:p>051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2" office:value-type="string" calcext:value-type="string">
            <text:p>05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2" office:value-type="string" calcext:value-type="string">
            <text:p>051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02" calcext:value-type="float">
            <text:p>1,502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2" office:value-type="string" calcext:value-type="string">
            <text:p>051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2" office:value-type="string" calcext:value-type="string">
            <text:p>05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2" office:value-type="string" calcext:value-type="string">
            <text:p>051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2" office:value-type="string" calcext:value-type="string">
            <text:p>051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2" office:value-type="string" calcext:value-type="string">
            <text:p>051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2" office:value-type="string" calcext:value-type="string">
            <text:p>051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2" office:value-type="string" calcext:value-type="string">
            <text:p>052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2" office:value-type="string" calcext:value-type="string">
            <text:p>052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52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52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52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52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2" office:value-type="string" calcext:value-type="string">
            <text:p>0526</text:p>
          </table:table-cell>
          <table:table-cell table:number-columns-repeated="2" table:style-name="ce3" office:value-type="float" office:value="325" calcext:value-type="float">
            <text:p>32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2" office:value-type="string" calcext:value-type="string">
            <text:p>052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2" office:value-type="string" calcext:value-type="string">
            <text:p>052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2" office:value-type="string" calcext:value-type="string">
            <text:p>05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2" office:value-type="string" calcext:value-type="string">
            <text:p>053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2" office:value-type="string" calcext:value-type="string">
            <text:p>053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2" office:value-type="string" calcext:value-type="string">
            <text:p>053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2" office:value-type="string" calcext:value-type="string">
            <text:p>053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2" office:value-type="string" calcext:value-type="string">
            <text:p>05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6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2" office:value-type="string" calcext:value-type="string">
            <text:p>053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2" office:value-type="string" calcext:value-type="string">
            <text:p>053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2" office:value-type="string" calcext:value-type="string">
            <text:p>053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2" office:value-type="string" calcext:value-type="string">
            <text:p>053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2" office:value-type="string" calcext:value-type="string">
            <text:p>053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2" office:value-type="string" calcext:value-type="string">
            <text:p>054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6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2" office:value-type="string" calcext:value-type="string">
            <text:p>054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54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54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54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54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54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54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2" office:value-type="string" calcext:value-type="string">
            <text:p>054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2" office:value-type="string" calcext:value-type="string">
            <text:p>054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2" office:value-type="string" calcext:value-type="string">
            <text:p>05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3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2" office:value-type="string" calcext:value-type="string">
            <text:p>055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2" office:value-type="string" calcext:value-type="string">
            <text:p>055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6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5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55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55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2" office:value-type="string" calcext:value-type="string">
            <text:p>055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67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2" office:value-type="string" calcext:value-type="string">
            <text:p>055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2" office:value-type="string" calcext:value-type="string">
            <text:p>05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55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56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56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2" office:value-type="string" calcext:value-type="string">
            <text:p>056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2" office:value-type="string" calcext:value-type="string">
            <text:p>056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2" office:value-type="string" calcext:value-type="string">
            <text:p>056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2" office:value-type="string" calcext:value-type="string">
            <text:p>056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2" office:value-type="string" calcext:value-type="string">
            <text:p>056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2" office:value-type="string" calcext:value-type="string">
            <text:p>05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2" office:value-type="string" calcext:value-type="string">
            <text:p>056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2" office:value-type="string" calcext:value-type="string">
            <text:p>056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57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57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2" office:value-type="string" calcext:value-type="string">
            <text:p>057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2" office:value-type="string" calcext:value-type="string">
            <text:p>05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2" office:value-type="string" calcext:value-type="string">
            <text:p>057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2" office:value-type="string" calcext:value-type="string">
            <text:p>05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2" office:value-type="string" calcext:value-type="string">
            <text:p>05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5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57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57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58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58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58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5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string" calcext:value-type="string">
            <text:p>058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58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58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58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string" calcext:value-type="string">
            <text:p>058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string" calcext:value-type="string">
            <text:p>058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string" calcext:value-type="string">
            <text:p>059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string" calcext:value-type="string">
            <text:p>059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59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59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59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2" office:value-type="string" calcext:value-type="string">
            <text:p>059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2" office:value-type="string" calcext:value-type="string">
            <text:p>059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2" office:value-type="string" calcext:value-type="string">
            <text:p>059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2" office:value-type="string" calcext:value-type="string">
            <text:p>059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59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600</text:p>
          </table:table-cell>
          <table:table-cell table:number-columns-repeated="2" table:style-name="ce3" office:value-type="float" office:value="332" calcext:value-type="float">
            <text:p>33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60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60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36" calcext:value-type="float">
            <text:p>1,536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60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97" calcext:value-type="float">
            <text:p>1,497</text:p>
          </table:table-cell>
          <table:table-cell table:style-name="ce4" office:value-type="string" calcext:value-type="string">
            <text:p>7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60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60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60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2" office:value-type="string" calcext:value-type="string">
            <text:p>060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2" office:value-type="string" calcext:value-type="string">
            <text:p>060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2" office:value-type="string" calcext:value-type="string">
            <text:p>060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2" office:value-type="string" calcext:value-type="string">
            <text:p>061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2" office:value-type="string" calcext:value-type="string">
            <text:p>06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style-name="ce2" office:value-type="string" calcext:value-type="string">
            <text:p>061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61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6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6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6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61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61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6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2" office:value-type="string" calcext:value-type="string">
            <text:p>061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2" office:value-type="string" calcext:value-type="string">
            <text:p>06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2" office:value-type="string" calcext:value-type="string">
            <text:p>062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6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62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62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6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62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62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98" calcext:value-type="float">
            <text:p>1,598</text:p>
          </table:table-cell>
          <table:table-cell table:style-name="ce4" office:value-type="string" calcext:value-type="string">
            <text:p>7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2" office:value-type="string" calcext:value-type="string">
            <text:p>062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2" office:value-type="string" calcext:value-type="string">
            <text:p>06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2" office:value-type="string" calcext:value-type="string">
            <text:p>063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2" office:value-type="string" calcext:value-type="string">
            <text:p>06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2" office:value-type="string" calcext:value-type="string">
            <text:p>063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2" office:value-type="string" calcext:value-type="string">
            <text:p>063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63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63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63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2" office:value-type="string" calcext:value-type="string">
            <text:p>063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2" office:value-type="string" calcext:value-type="string">
            <text:p>063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2" office:value-type="string" calcext:value-type="string">
            <text:p>063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2" office:value-type="string" calcext:value-type="string">
            <text:p>064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2" office:value-type="string" calcext:value-type="string">
            <text:p>064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2" office:value-type="string" calcext:value-type="string">
            <text:p>064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64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64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61" calcext:value-type="float">
            <text:p>1,661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64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2" office:value-type="string" calcext:value-type="string">
            <text:p>064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064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6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064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064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7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06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7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2" office:value-type="string" calcext:value-type="string">
            <text:p>065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65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65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65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660</text:p>
          </table:table-cell>
          <table:table-cell table:number-columns-repeated="2" table:style-name="ce3" office:value-type="float" office:value="339" calcext:value-type="float">
            <text:p>33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2" office:value-type="string" calcext:value-type="string">
            <text:p>066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2" office:value-type="string" calcext:value-type="string">
            <text:p>066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2" office:value-type="string" calcext:value-type="string">
            <text:p>066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2" office:value-type="string" calcext:value-type="string">
            <text:p>066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2" office:value-type="string" calcext:value-type="string">
            <text:p>066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2" office:value-type="string" calcext:value-type="string">
            <text:p>066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66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style-name="ce2" office:value-type="string" calcext:value-type="string">
            <text:p>066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2" office:value-type="string" calcext:value-type="string">
            <text:p>066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style-name="ce2" office:value-type="string" calcext:value-type="string">
            <text:p>06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style-name="ce2" office:value-type="string" calcext:value-type="string">
            <text:p>067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2" office:value-type="string" calcext:value-type="string">
            <text:p>067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2" office:value-type="string" calcext:value-type="string">
            <text:p>067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2" office:value-type="string" calcext:value-type="string">
            <text:p>067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67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67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67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67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67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6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68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68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6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68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68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68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68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68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68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69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69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69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2" office:value-type="string" calcext:value-type="string">
            <text:p>069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2" office:value-type="string" calcext:value-type="string">
            <text:p>069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2" office:value-type="string" calcext:value-type="string">
            <text:p>069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2" office:value-type="string" calcext:value-type="string">
            <text:p>069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2" office:value-type="string" calcext:value-type="string">
            <text:p>069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2" office:value-type="string" calcext:value-type="string">
            <text:p>069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2" office:value-type="string" calcext:value-type="string">
            <text:p>069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2" office:value-type="string" calcext:value-type="string">
            <text:p>070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2" office:value-type="string" calcext:value-type="string">
            <text:p>070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2" office:value-type="string" calcext:value-type="string">
            <text:p>070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7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70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70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70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70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70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70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70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2" office:value-type="string" calcext:value-type="string">
            <text:p>071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2" office:value-type="string" calcext:value-type="string">
            <text:p>071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2" office:value-type="string" calcext:value-type="string">
            <text:p>07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2" office:value-type="string" calcext:value-type="string">
            <text:p>071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135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2" office:value-type="string" calcext:value-type="string">
            <text:p>135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5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2" office:value-type="string" calcext:value-type="string">
            <text:p>135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2" office:value-type="string" calcext:value-type="string">
            <text:p>135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5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6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2" office:value-type="string" calcext:value-type="string">
            <text:p>136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2" office:value-type="string" calcext:value-type="string">
            <text:p>13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2" office:value-type="string" calcext:value-type="string">
            <text:p>136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2" office:value-type="string" calcext:value-type="string">
            <text:p>136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2" office:value-type="string" calcext:value-type="string">
            <text:p>136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2" office:value-type="string" calcext:value-type="string">
            <text:p>13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2" office:value-type="string" calcext:value-type="string">
            <text:p>136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2" office:value-type="string" calcext:value-type="string">
            <text:p>13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37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37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6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37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3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37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37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37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37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38" calcext:value-type="float">
            <text:p>1,638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37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37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2" office:value-type="string" calcext:value-type="string">
            <text:p>13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2" office:value-type="string" calcext:value-type="string">
            <text:p>138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138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138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138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 table:number-columns-repeated="2"/>
          <table:table-cell table:style-name="ce3" office:value-type="float" office:value="42906" calcext:value-type="float">
            <text:p>42,906</text:p>
          </table:table-cell>
          <table:table-cell table:style-name="ce3" office:value-type="float" office:value="45018" calcext:value-type="float">
            <text:p>45,018</text:p>
          </table:table-cell>
          <table:table-cell table:style-name="ce3" office:value-type="float" office:value="48020" calcext:value-type="float">
            <text:p>48,020</text:p>
          </table:table-cell>
          <table:table-cell table:style-name="ce3" office:value-type="float" office:value="135944" calcext:value-type="float">
            <text:p>135,94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36925" calcext:value-type="float">
            <text:p>136,9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929" calcext:value-type="float">
            <text:p>136,929</text:p>
          </table:table-cell>
          <table:table-cell table:style-name="ce3" office:value-type="float" office:value="48973" calcext:value-type="float">
            <text:p>48,973</text:p>
          </table:table-cell>
          <table:table-cell table:style-name="ce3" office:value-type="float" office:value="185902" calcext:value-type="float">
            <text:p>185,902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2" office:value-type="string" calcext:value-type="string">
            <text:p>093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2" office:value-type="string" calcext:value-type="string">
            <text:p>093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2" office:value-type="string" calcext:value-type="string">
            <text:p>093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string" calcext:value-type="string">
            <text:p>093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string" calcext:value-type="string">
            <text:p>093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93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94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94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94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2" office:value-type="string" calcext:value-type="string">
            <text:p>094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2" office:value-type="string" calcext:value-type="string">
            <text:p>094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2" office:value-type="string" calcext:value-type="string">
            <text:p>094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2" office:value-type="string" calcext:value-type="string">
            <text:p>094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2" office:value-type="string" calcext:value-type="string">
            <text:p>094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94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94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95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95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2" office:value-type="string" calcext:value-type="string">
            <text:p>095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2" office:value-type="string" calcext:value-type="string">
            <text:p>095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2" office:value-type="string" calcext:value-type="string">
            <text:p>095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2" office:value-type="string" calcext:value-type="string">
            <text:p>095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2" office:value-type="string" calcext:value-type="string">
            <text:p>095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2" office:value-type="string" calcext:value-type="string">
            <text:p>095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2" office:value-type="string" calcext:value-type="string">
            <text:p>095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9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96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96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2" office:value-type="string" calcext:value-type="string">
            <text:p>09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2" office:value-type="string" calcext:value-type="string">
            <text:p>096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2" office:value-type="string" calcext:value-type="string">
            <text:p>096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2" office:value-type="string" calcext:value-type="string">
            <text:p>096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6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6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6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2" office:value-type="string" calcext:value-type="string">
            <text:p>096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2" office:value-type="string" calcext:value-type="string">
            <text:p>097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2" office:value-type="string" calcext:value-type="string">
            <text:p>097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2" office:value-type="string" calcext:value-type="string">
            <text:p>097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2" office:value-type="string" calcext:value-type="string">
            <text:p>097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2" office:value-type="string" calcext:value-type="string">
            <text:p>097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2" office:value-type="string" calcext:value-type="string">
            <text:p>097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2" office:value-type="string" calcext:value-type="string">
            <text:p>097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2" office:value-type="string" calcext:value-type="string">
            <text:p>097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2" office:value-type="string" calcext:value-type="string">
            <text:p>09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2" office:value-type="string" calcext:value-type="string">
            <text:p>097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2" office:value-type="string" calcext:value-type="string">
            <text:p>098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2" office:value-type="string" calcext:value-type="string">
            <text:p>098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5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98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98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98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98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2" office:value-type="string" calcext:value-type="string">
            <text:p>098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2" office:value-type="string" calcext:value-type="string">
            <text:p>098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2" office:value-type="string" calcext:value-type="string">
            <text:p>09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2" office:value-type="string" calcext:value-type="string">
            <text:p>098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2" office:value-type="string" calcext:value-type="string">
            <text:p>09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2" office:value-type="string" calcext:value-type="string">
            <text:p>099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2" office:value-type="string" calcext:value-type="string">
            <text:p>099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2" office:value-type="string" calcext:value-type="string">
            <text:p>099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2" office:value-type="string" calcext:value-type="string">
            <text:p>0994</text:p>
          </table:table-cell>
          <table:table-cell table:style-name="ce3" office:value-type="float" office:value="354" calcext:value-type="float">
            <text:p>354</text:p>
          </table:table-cell>
          <table:table-cell table:number-columns-repeated="2" table:style-name="ce3" office:value-type="float" office:value="327" calcext:value-type="float">
            <text:p>32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2" office:value-type="string" calcext:value-type="string">
            <text:p>099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99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9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99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8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99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100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10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100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100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2" office:value-type="string" calcext:value-type="string">
            <text:p>100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2" office:value-type="string" calcext:value-type="string">
            <text:p>100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2" office:value-type="string" calcext:value-type="string">
            <text:p>100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2" office:value-type="string" calcext:value-type="string">
            <text:p>100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2" office:value-type="string" calcext:value-type="string">
            <text:p>100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2" office:value-type="string" calcext:value-type="string">
            <text:p>100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42" calcext:value-type="float">
            <text:p>1,542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2" office:value-type="string" calcext:value-type="string">
            <text:p>101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2" office:value-type="string" calcext:value-type="string">
            <text:p>101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2" office:value-type="string" calcext:value-type="string">
            <text:p>101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777" calcext:value-type="float">
            <text:p>1,777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2" office:value-type="string" calcext:value-type="string">
            <text:p>101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2" office:value-type="string" calcext:value-type="string">
            <text:p>101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10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101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2" office:value-type="string" calcext:value-type="string">
            <text:p>101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9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2" office:value-type="string" calcext:value-type="string">
            <text:p>101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2" office:value-type="string" calcext:value-type="string">
            <text:p>101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2" office:value-type="string" calcext:value-type="string">
            <text:p>102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2" office:value-type="string" calcext:value-type="string">
            <text:p>102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2" office:value-type="string" calcext:value-type="string">
            <text:p>102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string" calcext:value-type="string">
            <text:p>102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string" calcext:value-type="string">
            <text:p>102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10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102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8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102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102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102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2356" calcext:value-type="float">
            <text:p>2,356</text:p>
          </table:table-cell>
          <table:table-cell table:style-name="ce4" office:value-type="string" calcext:value-type="string">
            <text:p>3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103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103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7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103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string" calcext:value-type="string">
            <text:p>103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string" calcext:value-type="string">
            <text:p>103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string" calcext:value-type="string">
            <text:p>103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2" office:value-type="string" calcext:value-type="string">
            <text:p>103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2" office:value-type="string" calcext:value-type="string">
            <text:p>103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103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103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104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2" office:value-type="string" calcext:value-type="string">
            <text:p>1041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2" table:style-name="ce3" office:value-type="float" office:value="404" calcext:value-type="float">
            <text:p>40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2" office:value-type="string" calcext:value-type="string">
            <text:p>104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2" office:value-type="string" calcext:value-type="string">
            <text:p>104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2" office:value-type="string" calcext:value-type="string">
            <text:p>104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2" office:value-type="string" calcext:value-type="string">
            <text:p>104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2" office:value-type="string" calcext:value-type="string">
            <text:p>10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2" office:value-type="string" calcext:value-type="string">
            <text:p>104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2" office:value-type="string" calcext:value-type="string">
            <text:p>10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2" office:value-type="string" calcext:value-type="string">
            <text:p>104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2" office:value-type="string" calcext:value-type="string">
            <text:p>105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2" office:value-type="string" calcext:value-type="string">
            <text:p>105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2" office:value-type="string" calcext:value-type="string">
            <text:p>105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68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2" office:value-type="string" calcext:value-type="string">
            <text:p>105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2" office:value-type="string" calcext:value-type="string">
            <text:p>105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105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105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2" office:value-type="string" calcext:value-type="string">
            <text:p>10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2" office:value-type="string" calcext:value-type="string">
            <text:p>105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2" office:value-type="string" calcext:value-type="string">
            <text:p>105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106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106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106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106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2" office:value-type="string" calcext:value-type="string">
            <text:p>106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2" office:value-type="string" calcext:value-type="string">
            <text:p>106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2" office:value-type="string" calcext:value-type="string">
            <text:p>106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18" calcext:value-type="float">
            <text:p>1,618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2" office:value-type="string" calcext:value-type="string">
            <text:p>106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2" office:value-type="string" calcext:value-type="string">
            <text:p>106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2" office:value-type="string" calcext:value-type="string">
            <text:p>106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2" office:value-type="string" calcext:value-type="string">
            <text:p>107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2" office:value-type="string" calcext:value-type="string">
            <text:p>107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2" office:value-type="string" calcext:value-type="string">
            <text:p>107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07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 table:number-columns-repeated="2"/>
          <table:table-cell table:style-name="ce3" office:value-type="float" office:value="22613" calcext:value-type="float">
            <text:p>22,613</text:p>
          </table:table-cell>
          <table:table-cell table:style-name="ce3" office:value-type="float" office:value="22946" calcext:value-type="float">
            <text:p>22,946</text:p>
          </table:table-cell>
          <table:table-cell table:style-name="ce3" office:value-type="float" office:value="29087" calcext:value-type="float">
            <text:p>29,087</text:p>
          </table:table-cell>
          <table:table-cell table:style-name="ce3" office:value-type="float" office:value="74646" calcext:value-type="float">
            <text:p>74,64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75139" calcext:value-type="float">
            <text:p>75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141" calcext:value-type="float">
            <text:p>75,141</text:p>
          </table:table-cell>
          <table:table-cell table:style-name="ce3" office:value-type="float" office:value="29243" calcext:value-type="float">
            <text:p>29,243</text:p>
          </table:table-cell>
          <table:table-cell table:style-name="ce3" office:value-type="float" office:value="104384" calcext:value-type="float">
            <text:p>104,384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2" office:value-type="string" calcext:value-type="string">
            <text:p>107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2" office:value-type="string" calcext:value-type="string">
            <text:p>107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2" office:value-type="string" calcext:value-type="string">
            <text:p>107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10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107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07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080</text:p>
          </table:table-cell>
          <table:table-cell table:style-name="ce3" office:value-type="float" office:value="468" calcext:value-type="float">
            <text:p>468</text:p>
          </table:table-cell>
          <table:table-cell table:number-columns-repeated="2" table:style-name="ce3" office:value-type="float" office:value="507" calcext:value-type="float">
            <text:p>507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0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5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108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2" office:value-type="string" calcext:value-type="string">
            <text:p>108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2" office:value-type="string" calcext:value-type="string">
            <text:p>108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2" office:value-type="string" calcext:value-type="string">
            <text:p>108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68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2" office:value-type="string" calcext:value-type="string">
            <text:p>10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2" office:value-type="string" calcext:value-type="string">
            <text:p>108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57" calcext:value-type="float">
            <text:p>2,057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2" office:value-type="string" calcext:value-type="string">
            <text:p>108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2" office:value-type="string" calcext:value-type="string">
            <text:p>108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2" office:value-type="string" calcext:value-type="string">
            <text:p>109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8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2" office:value-type="string" calcext:value-type="string">
            <text:p>10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2" office:value-type="string" calcext:value-type="string">
            <text:p>109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2" office:value-type="string" calcext:value-type="string">
            <text:p>109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2" office:value-type="string" calcext:value-type="string">
            <text:p>109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2" office:value-type="string" calcext:value-type="string">
            <text:p>109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841" calcext:value-type="float">
            <text:p>1,841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109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109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109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2" office:value-type="string" calcext:value-type="string">
            <text:p>109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2" office:value-type="string" calcext:value-type="string">
            <text:p>110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11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110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110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string" calcext:value-type="string">
            <text:p>110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string" calcext:value-type="string">
            <text:p>110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2" office:value-type="string" calcext:value-type="string">
            <text:p>110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77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2" office:value-type="string" calcext:value-type="string">
            <text:p>110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2" office:value-type="string" calcext:value-type="string">
            <text:p>11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10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11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11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111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2" office:value-type="string" calcext:value-type="string">
            <text:p>111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2" office:value-type="string" calcext:value-type="string">
            <text:p>111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2" office:value-type="string" calcext:value-type="string">
            <text:p>11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2" office:value-type="string" calcext:value-type="string">
            <text:p>111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2" office:value-type="string" calcext:value-type="string">
            <text:p>111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2" office:value-type="string" calcext:value-type="string">
            <text:p>11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2" office:value-type="string" calcext:value-type="string">
            <text:p>1119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2" table:style-name="ce3" office:value-type="float" office:value="202" calcext:value-type="float">
            <text:p>20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2" office:value-type="string" calcext:value-type="string">
            <text:p>112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11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6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11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112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7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11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112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112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6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112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112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2" office:value-type="string" calcext:value-type="string">
            <text:p>112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2" office:value-type="string" calcext:value-type="string">
            <text:p>113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2" office:value-type="string" calcext:value-type="string">
            <text:p>113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style-name="ce2" office:value-type="string" calcext:value-type="string">
            <text:p>11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2" office:value-type="string" calcext:value-type="string">
            <text:p>1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2" office:value-type="string" calcext:value-type="string">
            <text:p>113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18" calcext:value-type="float">
            <text:p>1,618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2" office:value-type="string" calcext:value-type="string">
            <text:p>113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7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2" office:value-type="string" calcext:value-type="string">
            <text:p>113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2" office:value-type="string" calcext:value-type="string">
            <text:p>113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2" office:value-type="string" calcext:value-type="string">
            <text:p>113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22" calcext:value-type="float">
            <text:p>1,822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2" office:value-type="string" calcext:value-type="string">
            <text:p>113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2" office:value-type="string" calcext:value-type="string">
            <text:p>114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2" office:value-type="string" calcext:value-type="string">
            <text:p>114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2" office:value-type="string" calcext:value-type="string">
            <text:p>114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2" office:value-type="string" calcext:value-type="string">
            <text:p>114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2" office:value-type="string" calcext:value-type="string">
            <text:p>114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2" office:value-type="string" calcext:value-type="string">
            <text:p>114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68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114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2" office:value-type="string" calcext:value-type="string">
            <text:p>114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6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2" office:value-type="string" calcext:value-type="string">
            <text:p>114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style-name="ce2" office:value-type="string" calcext:value-type="string">
            <text:p>114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7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 table:number-columns-repeated="2"/>
          <table:table-cell table:style-name="ce3" office:value-type="float" office:value="37940" calcext:value-type="float">
            <text:p>37,940</text:p>
          </table:table-cell>
          <table:table-cell table:style-name="ce3" office:value-type="float" office:value="42424" calcext:value-type="float">
            <text:p>42,424</text:p>
          </table:table-cell>
          <table:table-cell table:style-name="ce3" office:value-type="float" office:value="43356" calcext:value-type="float">
            <text:p>43,356</text:p>
          </table:table-cell>
          <table:table-cell table:style-name="ce3" office:value-type="float" office:value="123720" calcext:value-type="float">
            <text:p>123,72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4643" calcext:value-type="float">
            <text:p>124,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644" calcext:value-type="float">
            <text:p>124,644</text:p>
          </table:table-cell>
          <table:table-cell table:style-name="ce3" office:value-type="float" office:value="48633" calcext:value-type="float">
            <text:p>48,633</text:p>
          </table:table-cell>
          <table:table-cell table:style-name="ce3" office:value-type="float" office:value="173277" calcext:value-type="float">
            <text:p>173,277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15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1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11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3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1153</text:p>
          </table:table-cell>
          <table:table-cell table:style-name="ce3" office:value-type="float" office:value="386" calcext:value-type="float">
            <text:p>386</text:p>
          </table:table-cell>
          <table:table-cell table:number-columns-repeated="2" table:style-name="ce3" office:value-type="float" office:value="292" calcext:value-type="float">
            <text:p>29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115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115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6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115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115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115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115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116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2" office:value-type="string" calcext:value-type="string">
            <text:p>116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116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116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6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2" office:value-type="string" calcext:value-type="string">
            <text:p>116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2" office:value-type="string" calcext:value-type="string">
            <text:p>116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2" office:value-type="string" calcext:value-type="string">
            <text:p>116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67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2" office:value-type="string" calcext:value-type="string">
            <text:p>116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2" office:value-type="string" calcext:value-type="string">
            <text:p>116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2" office:value-type="string" calcext:value-type="string">
            <text:p>116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2" office:value-type="string" calcext:value-type="string">
            <text:p>117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2" office:value-type="string" calcext:value-type="string">
            <text:p>117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2" office:value-type="string" calcext:value-type="string">
            <text:p>117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67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2" office:value-type="string" calcext:value-type="string">
            <text:p>11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2" office:value-type="string" calcext:value-type="string">
            <text:p>117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2" office:value-type="string" calcext:value-type="string">
            <text:p>117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2" office:value-type="string" calcext:value-type="string">
            <text:p>11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6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2" office:value-type="string" calcext:value-type="string">
            <text:p>117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2" office:value-type="string" calcext:value-type="string">
            <text:p>117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2" office:value-type="string" calcext:value-type="string">
            <text:p>117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2" office:value-type="string" calcext:value-type="string">
            <text:p>118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2" office:value-type="string" calcext:value-type="string">
            <text:p>1181</text:p>
          </table:table-cell>
          <table:table-cell table:number-columns-repeated="2" table:style-name="ce3" office:value-type="float" office:value="348" calcext:value-type="float">
            <text:p>34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11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11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2" office:value-type="string" calcext:value-type="string">
            <text:p>118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2" office:value-type="string" calcext:value-type="string">
            <text:p>11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2" office:value-type="string" calcext:value-type="string">
            <text:p>118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2" office:value-type="string" calcext:value-type="string">
            <text:p>118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2" office:value-type="string" calcext:value-type="string">
            <text:p>118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9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2" office:value-type="string" calcext:value-type="string">
            <text:p>118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2" office:value-type="string" calcext:value-type="string">
            <text:p>1190</text:p>
          </table:table-cell>
          <table:table-cell table:number-columns-repeated="2" table:style-name="ce3" office:value-type="float" office:value="280" calcext:value-type="float">
            <text:p>28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2" office:value-type="string" calcext:value-type="string">
            <text:p>119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6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2" office:value-type="string" calcext:value-type="string">
            <text:p>119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2" office:value-type="string" calcext:value-type="string">
            <text:p>119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2" office:value-type="string" calcext:value-type="string">
            <text:p>119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2" office:value-type="string" calcext:value-type="string">
            <text:p>119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2" office:value-type="string" calcext:value-type="string">
            <text:p>119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2" office:value-type="string" calcext:value-type="string">
            <text:p>119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6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2" office:value-type="string" calcext:value-type="string">
            <text:p>119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2" office:value-type="string" calcext:value-type="string">
            <text:p>119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string" calcext:value-type="string">
            <text:p>120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string" calcext:value-type="string">
            <text:p>120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2" office:value-type="string" calcext:value-type="string">
            <text:p>120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2" office:value-type="string" calcext:value-type="string">
            <text:p>120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2" office:value-type="string" calcext:value-type="string">
            <text:p>120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2" office:value-type="string" calcext:value-type="string">
            <text:p>1205</text:p>
          </table:table-cell>
          <table:table-cell table:style-name="ce3" office:value-type="float" office:value="317" calcext:value-type="float">
            <text:p>317</text:p>
          </table:table-cell>
          <table:table-cell table:number-columns-repeated="2" table:style-name="ce3" office:value-type="float" office:value="410" calcext:value-type="float">
            <text:p>41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2" office:value-type="string" calcext:value-type="string">
            <text:p>120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2" office:value-type="string" calcext:value-type="string">
            <text:p>12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2" office:value-type="string" calcext:value-type="string">
            <text:p>12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string" calcext:value-type="string">
            <text:p>120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string" calcext:value-type="string">
            <text:p>121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string" calcext:value-type="string">
            <text:p>12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2" office:value-type="string" calcext:value-type="string">
            <text:p>121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2" office:value-type="string" calcext:value-type="string">
            <text:p>12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2" office:value-type="string" calcext:value-type="string">
            <text:p>121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2" office:value-type="string" calcext:value-type="string">
            <text:p>12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29" calcext:value-type="float">
            <text:p>1,529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2" office:value-type="string" calcext:value-type="string">
            <text:p>121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string" calcext:value-type="string">
            <text:p>121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string" calcext:value-type="string">
            <text:p>121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string" calcext:value-type="string">
            <text:p>121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2" office:value-type="string" calcext:value-type="string">
            <text:p>122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2" office:value-type="string" calcext:value-type="string">
            <text:p>122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2" office:value-type="string" calcext:value-type="string">
            <text:p>122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12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97" calcext:value-type="float">
            <text:p>1,497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122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122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2" office:value-type="string" calcext:value-type="string">
            <text:p>12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2" office:value-type="string" calcext:value-type="string">
            <text:p>122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2" office:value-type="string" calcext:value-type="string">
            <text:p>122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122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2" office:value-type="string" calcext:value-type="string">
            <text:p>1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2" office:value-type="string" calcext:value-type="string">
            <text:p>123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2" office:value-type="string" calcext:value-type="string">
            <text:p>123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2" office:value-type="string" calcext:value-type="string">
            <text:p>123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96" calcext:value-type="float">
            <text:p>1,596</text:p>
          </table:table-cell>
          <table:table-cell table:style-name="ce4" office:value-type="string" calcext:value-type="string">
            <text:p>6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2" office:value-type="string" calcext:value-type="string">
            <text:p>1234</text:p>
          </table:table-cell>
          <table:table-cell table:number-columns-repeated="2" table:style-name="ce3" office:value-type="float" office:value="299" calcext:value-type="float">
            <text:p>29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2" office:value-type="string" calcext:value-type="string">
            <text:p>123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2" office:value-type="string" calcext:value-type="string">
            <text:p>123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49" calcext:value-type="float">
            <text:p>1,549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2" office:value-type="string" calcext:value-type="string">
            <text:p>12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2" office:value-type="string" calcext:value-type="string">
            <text:p>12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2" office:value-type="string" calcext:value-type="string">
            <text:p>123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2" office:value-type="string" calcext:value-type="string">
            <text:p>124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2" office:value-type="string" calcext:value-type="string">
            <text:p>12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2" office:value-type="string" calcext:value-type="string">
            <text:p>124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6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2" office:value-type="string" calcext:value-type="string">
            <text:p>124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2" office:value-type="string" calcext:value-type="string">
            <text:p>124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2" office:value-type="string" calcext:value-type="string">
            <text:p>124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6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style-name="ce2" office:value-type="string" calcext:value-type="string">
            <text:p>124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124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2" office:value-type="string" calcext:value-type="string">
            <text:p>124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2" office:value-type="string" calcext:value-type="string">
            <text:p>124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7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string" calcext:value-type="string">
            <text:p>125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6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string" calcext:value-type="string">
            <text:p>125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string" calcext:value-type="string">
            <text:p>125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2" office:value-type="string" calcext:value-type="string">
            <text:p>125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2" office:value-type="string" calcext:value-type="string">
            <text:p>125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2" office:value-type="string" calcext:value-type="string">
            <text:p>1255</text:p>
          </table:table-cell>
          <table:table-cell table:number-columns-repeated="2" table:style-name="ce3" office:value-type="float" office:value="274" calcext:value-type="float">
            <text:p>27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2" office:value-type="string" calcext:value-type="string">
            <text:p>125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2" office:value-type="string" calcext:value-type="string">
            <text:p>125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2" office:value-type="string" calcext:value-type="string">
            <text:p>125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2" office:value-type="string" calcext:value-type="string">
            <text:p>125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2" office:value-type="string" calcext:value-type="string">
            <text:p>126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2" office:value-type="string" calcext:value-type="string">
            <text:p>126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2" office:value-type="string" calcext:value-type="string">
            <text:p>126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126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126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126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92" calcext:value-type="float">
            <text:p>1,492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126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2" office:value-type="string" calcext:value-type="string">
            <text:p>126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96" calcext:value-type="float">
            <text:p>1,596</text:p>
          </table:table-cell>
          <table:table-cell table:style-name="ce4" office:value-type="string" calcext:value-type="string">
            <text:p>7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2" office:value-type="string" calcext:value-type="string">
            <text:p>126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2" office:value-type="string" calcext:value-type="string">
            <text:p>126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2" office:value-type="string" calcext:value-type="string">
            <text:p>127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2" office:value-type="string" calcext:value-type="string">
            <text:p>127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2" office:value-type="string" calcext:value-type="string">
            <text:p>12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2" office:value-type="string" calcext:value-type="string">
            <text:p>127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2" office:value-type="string" calcext:value-type="string">
            <text:p>127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2" office:value-type="string" calcext:value-type="string">
            <text:p>12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2" office:value-type="string" calcext:value-type="string">
            <text:p>127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2" office:value-type="string" calcext:value-type="string">
            <text:p>127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2" office:value-type="string" calcext:value-type="string">
            <text:p>127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72.6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 table:number-columns-repeated="2"/>
          <table:table-cell table:style-name="ce3" office:value-type="float" office:value="15163" calcext:value-type="float">
            <text:p>15,163</text:p>
          </table:table-cell>
          <table:table-cell table:style-name="ce3" office:value-type="float" office:value="22229" calcext:value-type="float">
            <text:p>22,229</text:p>
          </table:table-cell>
          <table:table-cell table:style-name="ce3" office:value-type="float" office:value="17896" calcext:value-type="float">
            <text:p>17,896</text:p>
          </table:table-cell>
          <table:table-cell table:style-name="ce3" office:value-type="float" office:value="55288" calcext:value-type="float">
            <text:p>55,28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5643" calcext:value-type="float">
            <text:p>55,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44" calcext:value-type="float">
            <text:p>55,644</text:p>
          </table:table-cell>
          <table:table-cell table:style-name="ce3" office:value-type="float" office:value="22834" calcext:value-type="float">
            <text:p>22,834</text:p>
          </table:table-cell>
          <table:table-cell table:style-name="ce3" office:value-type="float" office:value="78478" calcext:value-type="float">
            <text:p>78,478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2" office:value-type="string" calcext:value-type="string">
            <text:p>127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2" office:value-type="string" calcext:value-type="string">
            <text:p>128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128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128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128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128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128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128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12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2" office:value-type="string" calcext:value-type="string">
            <text:p>128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2" office:value-type="string" calcext:value-type="string">
            <text:p>128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2" office:value-type="string" calcext:value-type="string">
            <text:p>129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2" office:value-type="string" calcext:value-type="string">
            <text:p>129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6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129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129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2" office:value-type="string" calcext:value-type="string">
            <text:p>129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2" office:value-type="string" calcext:value-type="string">
            <text:p>129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2" office:value-type="string" calcext:value-type="string">
            <text:p>129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2" office:value-type="string" calcext:value-type="string">
            <text:p>129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2" office:value-type="string" calcext:value-type="string">
            <text:p>129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2" office:value-type="string" calcext:value-type="string">
            <text:p>12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130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130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130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2" office:value-type="string" calcext:value-type="string">
            <text:p>130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2" office:value-type="string" calcext:value-type="string">
            <text:p>130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2" office:value-type="string" calcext:value-type="string">
            <text:p>130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2" office:value-type="string" calcext:value-type="string">
            <text:p>130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2" office:value-type="string" calcext:value-type="string">
            <text:p>130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6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2" office:value-type="string" calcext:value-type="string">
            <text:p>130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49" calcext:value-type="float">
            <text:p>1,549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2" office:value-type="string" calcext:value-type="string">
            <text:p>130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2" office:value-type="string" calcext:value-type="string">
            <text:p>131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131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13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131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2" office:value-type="string" calcext:value-type="string">
            <text:p>131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2" office:value-type="string" calcext:value-type="string">
            <text:p>131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131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131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6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1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1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132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18" calcext:value-type="float">
            <text:p>1,518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2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2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2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132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6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2" office:value-type="string" calcext:value-type="string">
            <text:p>13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2" office:value-type="string" calcext:value-type="string">
            <text:p>132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2" office:value-type="string" calcext:value-type="string">
            <text:p>132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67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2" office:value-type="string" calcext:value-type="string">
            <text:p>1328</text:p>
          </table:table-cell>
          <table:table-cell table:number-columns-repeated="2" table:style-name="ce3" office:value-type="float" office:value="213" calcext:value-type="float">
            <text:p>21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2" office:value-type="string" calcext:value-type="string">
            <text:p>132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133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133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70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133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6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133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6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133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133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2" office:value-type="string" calcext:value-type="string">
            <text:p>133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2" office:value-type="string" calcext:value-type="string">
            <text:p>133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2" office:value-type="string" calcext:value-type="string">
            <text:p>133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2" office:value-type="string" calcext:value-type="string">
            <text:p>133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2" office:value-type="string" calcext:value-type="string">
            <text:p>134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2" office:value-type="string" calcext:value-type="string">
            <text:p>134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 table:number-columns-repeated="2"/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6322" calcext:value-type="float">
            <text:p>6,3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3955" calcext:value-type="float">
            <text:p>3,955</text:p>
          </table:table-cell>
          <table:table-cell table:style-name="ce3" office:value-type="float" office:value="10335" calcext:value-type="float">
            <text:p>10,335</text:p>
          </table:table-cell>
          <table:table-cell table:style-name="ce4" office:value-type="string" calcext:value-type="string">
            <text:p>6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134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134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5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style-name="ce2" office:value-type="string" calcext:value-type="string">
            <text:p>134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2" office:value-type="string" calcext:value-type="string">
            <text:p>134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2" office:value-type="string" calcext:value-type="string">
            <text:p>134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2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2" office:value-type="string" calcext:value-type="string">
            <text:p>134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134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5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2" office:value-type="string" calcext:value-type="string">
            <text:p>134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2" office:value-type="string" calcext:value-type="string">
            <text:p>135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2" office:value-type="string" calcext:value-type="string">
            <text:p>135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5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2" office:value-type="string" calcext:value-type="string">
            <text:p>135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57.04</text:p>
          </table:table-cell>
          <table:table-cell table:number-columns-repeated="1010"/>
        </table:table-row>
        <table:table-row table:style-name="ro1" table:number-rows-repeated="10471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" style:display-name="PageStyle_桃園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0</meta:creation-date>
    <meta:initial-creator>Apache POI</meta:initial-creator>
    <meta:generator>LibreOffice/6.0.7.3$Linux_X86_64 LibreOffice_project/00m0$Build-3</meta:generator>
    <meta:document-statistic meta:table-count="1" meta:cell-count="18176" meta:object-count="0"/>
  </office:meta>
</office:document-meta>
</file>